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style:text-underline-style="solid" style:text-underline-width="auto" style:text-underline-color="font-color" style:font-size-asian="14pt" style:font-size-complex="14pt"/>
    </style:style>
    <style:style style:name="P4" style:family="paragraph" style:parent-style-name="Standard" style:master-page-name="Standard">
      <style:paragraph-properties fo:text-align="center" style:justify-single-word="false" style:page-number="1"/>
    </style:style>
    <style:style style:name="T1" style:family="text">
      <style:text-properties fo:font-size="30pt" style:font-size-asian="30pt" style:font-size-complex="30pt"/>
    </style:style>
    <style:style style:name="T2" style:family="text">
      <style:text-properties fo:font-size="18pt" style:font-size-asian="18pt" style:font-size-complex="18pt"/>
    </style:style>
    <style:style style:name="T3" style:family="text">
      <style:text-properties fo:font-size="14pt" style:font-size-asian="14pt" style:font-size-complex="14pt"/>
    </style:style>
    <style:style style:name="T4" style:family="text">
      <style:text-properties fo:font-size="14pt" style:text-underline-style="solid" style:text-underline-width="auto" style:text-underline-color="font-color"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TetPMC</text:span></text:p>
      <text:p text:style-name="P1"/>
      <text:p text:style-name="Standard"><text:span text:style-name="T2">A1: Pflichtenheft:</text:span></text:p>
      <text:p text:style-name="P1"/>
      <text:p text:style-name="Standard"><text:span text:style-name="T3">Ziel: </text:span></text:p>
      <text:p text:style-name="Standard"><text:span text:style-name="T3">Im Sinne dieser Projektarbeit soll ein funktionsfähiger Klon einer alten Tetris-Variante entstehen (GameBoy-Pocket - Variante o.ä.).</text:span></text:p>
      <text:p text:style-name="P2"/>
      <text:p text:style-name="Standard"><text:span text:style-name="T3">/F01/ Framework zum Exportieren eines Downscale-Spiels erstellen</text:span></text:p>
      <text:p text:style-name="Standard"><text:span text:style-name="T3">/F02/ Spiellogik und Grid erstellen</text:span></text:p>
      <text:p text:style-name="Standard"><text:span text:style-name="T3">/F03/ Sound, Animation und gute Grafik</text:span></text:p>
      <text:p text:style-name="Standard"><text:span text:style-name="T3">/F04/ Menüs, Sauberkeit und Standalone</text:span></text:p>
      <text:p text:style-name="Standard"><text:span text:style-name="T3">/F05/ Speicher und Variabilität</text:span></text:p>
      <text:p text:style-name="P2"/>
      <text:p text:style-name="Standard"><text:span text:style-name="T3">Umsetzung:</text:span></text:p>
      <text:p text:style-name="Standard"><text:span text:style-name="T3">Hauptsächlich wird in Greenfoot wird unter Nutzung der eigenen Klassen entwickelt. Zeitweise wird auch Visual Studio Code genutzt.</text:span></text:p>
      <text:p text:style-name="Standard"><text:span text:style-name="T3">Zur Erzeugung von Sicherheitsredundanz wird GitHub verwendet.</text:span></text:p>
      <text:p text:style-name="Standard"><text:span text:style-name="T3">Externe Bibliotheken wie libgdx werden aufgrund des engeren Zeitrahmens und der ungetesteten Kompatibilität nicht verwendet.</text:span></text:p>
      <text:p text:style-name="Standard"><text:span text:style-name="T3">Dies birgt weiterhin den Vorteil, dass alles minimalistisch und einfach gehalten ist. Das KISS-Prinzip soll ebenso Ziel des Spiels sein (aber keine 4kb-Begrenzung).</text:span></text:p>
      <text:p text:style-name="P2"/>
      <text:p text:style-name="Standard"><text:span text:style-name="T4">/F01/</text:span></text:p>
      <text:p text:style-name="Standard"><text:span text:style-name="T3">Zuerst muss Dokumentation gelesen werden, um herauszufinden was Greenfoot alles kann. Danach wird die Arbeitsumgebung mit allen zugehörigen Dateien erstellt. </text:span></text:p>
      <text:p text:style-name="Standard"><text:span text:style-name="T3">/F01-1/</text:span></text:p>
      <text:p text:style-name="Standard"><text:span text:style-name="T3">Nun werden alle Dateien für ein Lauffähiges Programm, das nichts kann erstellt (wie z.B. eine Welt, Renderer etc.).</text:span></text:p>
      <text:p text:style-name="P3"/>
      <text:p text:style-name="P3"/>
      <text:p text:style-name="Standard"><text:soft-page-break/><text:span text:style-name="T4">/F02/</text:span></text:p>
      <text:p text:style-name="Standard"><text:span text:style-name="T3">Da das Spiel schön aussehen soll, aber nicht nur die Pixelgröße von einem ‘Block’ haben soll, muss ein Block mehr als einen Pixel einnehmen können. Hierfür einen guten und leistungsfähigen Renderer zu erstellen soll Ziel dieser Etappe sein.</text:span></text:p>
      <text:p text:style-name="Standard"><text:span text:style-name="T3">/F02-1/</text:span></text:p>
      <text:p text:style-name="Standard"><text:span text:style-name="T3">Im Spiel sollen einzelne Reihen (=Subblöcke) gelöscht werden und Blöcke miteinander kollidieren. Das muss der Renderer ebenso schaffen.</text:span></text:p>
      <text:p text:style-name="Standard"><text:span text:style-name="T3">/F02-2/</text:span></text:p>
      <text:p text:style-name="Standard"><text:span text:style-name="T3">Verschiedene Umgebungsvariablen wie die Laufzeit einer Runde, die Punktzahl und ein Highscore sollen für erweiterte Funktionalität sorgen. Dafür muss man diese erstmal lokal speichern können.</text:span></text:p>
      <text:p text:style-name="P2"/>
      <text:p text:style-name="Standard"><text:span text:style-name="T3">Weiteres fol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25" meta:word-count="237" meta:character-count="1751" meta:non-whitespace-character-count="1537"/>
    <meta:generator>LibreOfficeDev/6.0.5.2$Linux_X86_64 LibreOffice_project/</meta:generator>
  </office:meta>
</office:document-meta>
</file>